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Liberation Sans" officeooo:paragraph-rsid="0016208a"/>
    </style:style>
    <style:style style:name="P3" style:family="paragraph" style:parent-style-name="Heading_20_1">
      <style:text-properties style:font-name="Liberation Sans" fo:font-size="18.2000007629395pt" fo:font-weight="bold" officeooo:rsid="000d2253" officeooo:paragraph-rsid="000d2253" style:font-name-asian="Microsoft YaHei" style:font-size-asian="18.2000007629395pt" style:font-weight-asian="bold" style:font-name-complex="Mangal" style:font-size-complex="18.2000007629395pt" style:font-weight-complex="bold"/>
    </style:style>
    <style:style style:name="P4" style:family="paragraph" style:parent-style-name="Heading_20_1">
      <style:text-properties style:font-name="Liberation Sans" fo:font-size="18.2000007629395pt" fo:font-weight="bold" officeooo:rsid="001c47c7" officeooo:paragraph-rsid="001c47c7" style:font-name-asian="Microsoft YaHei" style:font-size-asian="18.2000007629395pt" style:font-weight-asian="bold" style:font-name-complex="Mangal" style:font-size-complex="18.2000007629395pt" style:font-weight-complex="bold"/>
    </style:style>
    <style:style style:name="P5" style:family="paragraph" style:parent-style-name="Text_20_body">
      <style:text-properties style:font-name="Liberation Sans" officeooo:rsid="001780bb" officeooo:paragraph-rsid="001c47c7"/>
    </style:style>
    <style:style style:name="P6" style:family="paragraph" style:parent-style-name="Text_20_body">
      <style:text-properties style:font-name="Liberation Sans" officeooo:rsid="001c47c7" officeooo:paragraph-rsid="001c47c7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70cd4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0eba24"/>
    </style:style>
    <style:style style:name="T7" style:family="text">
      <style:text-properties style:font-name="Liberation Sans" style:font-name-asian="Microsoft YaHei" style:font-name-complex="Mangal"/>
    </style:style>
    <style:style style:name="T8" style:family="text">
      <style:text-properties style:font-name="Liberation Sans" officeooo:rsid="0016208a"/>
    </style:style>
    <style:style style:name="T9" style:family="text">
      <style:text-properties officeooo:rsid="001c47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Opgave</text:h>
      <text:p text:style-name="Standard"><text:span text:style-name="T5">In</text:span><text:span text:style-name="T6"> te l</text:span><text:span text:style-name="T5">everen uiterlijk 2 dagen v</text:span><text:span text:style-name="T7">óór </text:span><text:span text:style-name="T5">de volgende les</text:span><text:span text:style-name="T8">.</text:span></text:p>
      <text:p text:style-name="P2"/>
      <text:p text:style-name="P2"/>
      <text:h text:style-name="P4" text:outline-level="1">Modificatie regeling suboptimaal -&gt; optimaal</text:h>
      <text:p text:style-name="P5">Vo<text:span text:style-name="T9">orzie de torso-beweging (en eventueel de boven- en onderarm bewegingen) van een optimale regeling zoals besproken in de les.<text:line-break/></text:span></text:p>
      <text:p text:style-name="P6">Achtereenvolgens toevoegen in de broncode:</text:p>
      <text:p text:style-name="P6">- Quantitatieve requirements</text:p>
      <text:p text:style-name="P6">- Testspecs voor FAT en SAT</text:p>
      <text:p text:style-name="P6">- Design (afleiding van formule, 4 regelgebieden, bijkomende uitleg)</text:p>
      <text:p text:style-name="P6">- Code van de regeling</text:p>
      <text:p text:style-name="P6">- Testresultaten FA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070cd4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24T17:50:54.802906978</dc:date>
    <meta:editing-duration>PT1H41M13S</meta:editing-duration>
    <meta:editing-cycles>15</meta:editing-cycles>
    <meta:document-statistic meta:table-count="0" meta:image-count="0" meta:object-count="0" meta:page-count="1" meta:paragraph-count="11" meta:word-count="72" meta:character-count="486" meta:non-whitespace-character-count="424"/>
  </office:meta>
</office:document-meta>
</file>